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29cm" draw:marker-end-width="0.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.45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stroke="dash" draw:stroke-dash="Fine_20_Dashed" svg:stroke-color="#808080" draw:marker-start="Arrow" draw:marker-end="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9cm"/>
    </style:style>
    <style:style style:name="gr9" style:family="graphic" style:parent-style-name="standard">
      <style:graphic-properties draw:stroke="none" svg:stroke-color="#000000" draw:fill="none" draw:fill-color="#ffffff" fo:min-height="6.645cm"/>
    </style:style>
    <style:style style:name="gr10" style:family="graphic" style:parent-style-name="objectwithoutfill">
      <style:graphic-properties svg:stroke-color="#808080" draw:marker-start="Square_20_45" draw:marker-end="Arrow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erif" style:font-style-name="Regular" style:font-family-generic="roman" fo:font-size="12pt" style:font-size-asian="12pt" style:font-size-complex="12pt"/>
    </style:style>
    <style:style style:name="P3" style:family="paragraph">
      <style:paragraph-properties fo:text-align="center"/>
      <style:text-properties fo:font-family="Monospace" style:font-style-name="Regular" style:font-pitch="fixed" fo:font-size="10.5pt" style:font-size-asian="10.5pt" style:font-size-complex="10.5pt"/>
    </style:style>
    <style:style style:name="P4" style:family="paragraph">
      <style:text-properties fo:font-family="Monospace" style:font-style-name="Regular" style:font-pitch="fixed" fo:font-size="16pt" style:font-size-asian="18pt" style:font-size-complex="18pt"/>
    </style:style>
    <style:style style:name="P5" style:family="paragraph">
      <style:paragraph-properties fo:text-align="center"/>
      <style:text-properties fo:font-family="Monospace" style:font-style-name="Regular" style:font-pitch="fixed" fo:font-size="10.5pt"/>
    </style:style>
    <style:style style:name="P6" style:family="paragraph">
      <style:text-properties fo:font-family="Serif" style:font-family-generic="roman" fo:font-size="10pt" style:font-size-asian="10pt" style:font-size-complex="10pt"/>
    </style:style>
    <style:style style:name="T1" style:family="text">
      <style:text-properties fo:font-family="Serif" style:font-style-name="Regular" style:font-family-generic="roman" fo:font-size="12pt" style:font-size-asian="12pt" style:font-size-complex="12pt"/>
    </style:style>
    <style:style style:name="T2" style:family="text">
      <style:text-properties fo:font-family="Monospace" style:font-style-name="Regular" style:font-pitch="fixed" fo:font-size="10.5pt" style:font-size-asian="10.5pt" style:font-size-complex="10.5pt"/>
    </style:style>
    <style:style style:name="T3" style:family="text">
      <style:text-properties fo:font-family="Monospace" style:font-style-name="Regular" style:font-pitch="fixed" fo:font-size="16pt" style:font-size-asian="18pt" style:font-size-complex="18pt"/>
    </style:style>
    <style:style style:name="T4" style:family="text">
      <style:text-properties fo:font-family="Monospace" style:font-style-name="Regular" style:font-pitch="fixed" fo:font-size="10.5pt"/>
    </style:style>
    <style:style style:name="T5" style:family="text">
      <style:text-properties fo:font-family="Serif" style:font-family-generic="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cm" svg:height="1.4cm" svg:x="4.6cm" svg:y="7.6cm">
          <text:p text:style-name="P1"><text:span text:style-name="T1">Ali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cm" svg:height="0.5cm" svg:x="1.2cm" svg:y="2.9cm">
          <text:p text:style-name="P1"><text:span text:style-name="T2">channel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5.7cm" svg:y1="7.5cm" svg:x2="6.9cm" svg:y2="6cm">
          <text:p/>
        </draw:line>
        <draw:line draw:style-name="gr3" draw:text-style-name="P1" draw:layer="layout" svg:x1="8.3cm" svg:y1="5.5cm" svg:x2="11.2cm" svg:y2="5.5cm">
          <text:p/>
        </draw:line>
        <draw:line draw:style-name="gr3" draw:text-style-name="P1" draw:layer="layout" svg:x1="12.6cm" svg:y1="6cm" svg:x2="13.7cm" svg:y2="7.5cm">
          <text:p/>
        </draw:line>
        <draw:frame draw:style-name="gr4" draw:text-style-name="P4" draw:layer="layout" svg:width="0.7cm" svg:height="0.903cm" svg:x="5.4cm" svg:y="6.097cm">
          <draw:text-box>
            <text:p><text:span text:style-name="T3">1</text:span></text:p>
          </draw:text-box>
        </draw:frame>
        <draw:frame draw:style-name="gr5" draw:text-style-name="P4" draw:layer="layout" svg:width="0.953cm" svg:height="1.062cm" svg:x="9.247cm" svg:y="4.6cm">
          <draw:text-box>
            <text:p><text:span text:style-name="T3">2</text:span></text:p>
          </draw:text-box>
        </draw:frame>
        <draw:frame draw:style-name="gr6" draw:text-style-name="P4" draw:layer="layout" svg:width="1cm" svg:height="1cm" svg:x="13.1cm" svg:y="5.8cm">
          <draw:text-box>
            <text:p><text:span text:style-name="T3">3</text:span></text:p>
          </draw:text-box>
        </draw:frame>
        <draw:line draw:style-name="gr7" draw:text-style-name="P1" draw:layer="layout" svg:x1="6.2cm" svg:y1="8.4cm" svg:x2="13.5cm" svg:y2="8.4cm">
          <text:p/>
        </draw:line>
        <draw:custom-shape draw:style-name="gr2" draw:text-style-name="P3" draw:layer="layout" svg:width="3cm" svg:height="0.5cm" svg:x="1.2cm" svg:y="3.4cm">
          <text:p text:style-name="P1"><text:span text:style-name="T2">channel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cm" svg:height="0.5cm" svg:x="1.2cm" svg:y="3.9cm">
          <text:p text:style-name="P1"><text:span text:style-name="T2">channel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3cm" svg:height="0.8cm" svg:x="1.2cm" svg:y="4.4cm">
          <text:p text:style-name="P1"><text:span text:style-name="T4">.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6" draw:layer="layout" svg:width="6.1cm" svg:height="1.895cm" svg:x="7cm" svg:y="6.305cm">
          <draw:text-box>
            <text:p><text:span text:style-name="T5">Alice deseja transacionar com Dave e encontra um roteamento para sua transação por meio de canais entre Bob e Carol.</text:span></text:p>
          </draw:text-box>
        </draw:frame>
        <draw:frame draw:style-name="gr9" draw:text-style-name="P6" draw:layer="layout" svg:width="5.8cm" svg:height="6.895cm" svg:x="4.4cm" svg:y="1.205cm">
          <draw:text-box>
            <text:p><text:span text:style-name="T5">Blockchain onde estão registradas as transações que representam os canais de pagamentos 1, 2 e 3.</text:span></text:p>
          </draw:text-box>
        </draw:frame>
        <draw:path draw:style-name="gr10" draw:text-style-name="P1" draw:layer="layout" svg:width="2.76cm" svg:height="0.509cm" draw:transform="rotate (-2.22302586826518) translate (6.8cm 5.3cm)" svg:viewBox="0 0 2761 510" svg:d="m0 0c1429 1048 2761 156 2761 156">
          <text:p/>
        </draw:path>
        <draw:path draw:style-name="gr10" draw:text-style-name="P1" draw:layer="layout" svg:width="4.384cm" svg:height="0.749cm" draw:transform="rotate (3.06008577752166) translate (11.9708338413844cm 4.85704402123559cm)" svg:viewBox="0 0 4385 750" svg:d="m0 358c1792 1058 4385-358 4385-358">
          <text:p/>
        </draw:path>
        <draw:path draw:style-name="gr10" draw:text-style-name="P1" draw:layer="layout" svg:width="2.691cm" svg:height="0.671cm" draw:transform="rotate (2.16804799682736) translate (14.2141808685419cm 7.52637739431823cm)" svg:viewBox="0 0 2692 672" svg:d="m0 225c1654 1124 2692-225 2692-225">
          <text:p/>
        </draw:path>
        <draw:g>
          <draw:path draw:style-name="gr11" draw:text-style-name="P1" draw:layer="layout" svg:width="0.687cm" svg:height="0.766cm" draw:transform="skewX (-0.0914552528045029) rotate (2.77263004971819) translate (4.29031316006752cm 2.12980325722757cm)" svg:viewBox="0 0 688 767" svg:d="m0 729c194 17 426 96 583-39 184-157 75-461 55-690v0">
            <text:p/>
          </draw:path>
          <draw:polyline draw:style-name="gr11" draw:text-style-name="P1" draw:layer="layout" svg:width="0.245cm" svg:height="0.045cm" draw:transform="skewX (0.145036860840729) rotate (0.809134641224571) translate (3.697cm 1.87433975481611cm)" svg:viewBox="0 0 246 46" draw:points="0,0 141,5 228,46 246,39">
            <text:p/>
          </draw:polyline>
          <draw:polyline draw:style-name="gr11" draw:text-style-name="P1" draw:layer="layout" svg:width="0.212cm" svg:height="0.07cm" draw:transform="skewX (-0.115191730631626) rotate (1.92736709297734) translate (3.62713025800368cm 1.91589031074134cm)" svg:viewBox="0 0 213 71" draw:points="0,67 104,71 204,16 213,0">
            <text:p/>
          </draw:polyline>
        </draw:g>
        <draw:frame draw:style-name="gr12" draw:text-style-name="P6" draw:layer="layout" svg:width="4.2cm" svg:height="0.695cm" svg:x="14.2cm" svg:y="5.6cm">
          <draw:text-box>
            <text:p><text:span text:style-name="T5">Dave recebe de Carol.</text:span></text:p>
          </draw:text-box>
        </draw:frame>
        <draw:frame draw:style-name="gr12" draw:text-style-name="P6" draw:layer="layout" svg:width="4.2cm" svg:height="0.695cm" svg:x="8cm" svg:y="3.2cm">
          <draw:text-box>
            <text:p><text:span text:style-name="T5">Carol recebe de Bob.</text:span></text:p>
          </draw:text-box>
        </draw:frame>
        <draw:frame draw:style-name="gr12" draw:text-style-name="P6" draw:layer="layout" svg:width="4.2cm" svg:height="0.695cm" svg:x="1.4cm" svg:y="6.005cm">
          <draw:text-box>
            <text:p><text:span text:style-name="T5">Bob recebe de Alice.</text:span></text:p>
          </draw:text-box>
        </draw:frame>
        <draw:custom-shape draw:style-name="gr1" draw:text-style-name="P2" draw:layer="layout" svg:width="1.4cm" svg:height="1.4cm" svg:x="6.9cm" svg:y="4.6cm">
          <text:p text:style-name="P1"><text:span text:style-name="T1">Bo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4cm" svg:height="1.4cm" svg:x="11.2cm" svg:y="4.6cm">
          <text:p text:style-name="P1"><text:span text:style-name="T1">Ca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4cm" svg:height="1.4cm" svg:x="13.7cm" svg:y="7.5cm">
          <text:p text:style-name="P1"><text:span text:style-name="T1">Da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3cm" svg:height="0.8cm" svg:x="1.2cm" svg:y="2.1cm">
          <text:p text:style-name="P1"><text:span text:style-name="T4">.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0T15:06:08</meta:creation-date>
    <dc:date>2016-06-12T19:34:25</dc:date>
    <meta:editing-duration>PT1H43M58S</meta:editing-duration>
    <meta:editing-cycles>34</meta:editing-cycles>
    <meta:generator>LibreOffice/3.5$Linux_x86 LibreOffice_project/350m1$Build-2</meta:generator>
    <meta:document-statistic meta:object-count="28"/>
  </office:meta>
</office:document-meta>
</file>